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sans-serif"/>
    <style:font-face style:name="Lohit Hindi1" svg:font-family="'Lohit Hind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bc54" officeooo:paragraph-rsid="0007bc54"/>
    </style:style>
    <style:style style:name="P2" style:family="paragraph" style:parent-style-name="Standard">
      <style:text-properties officeooo:rsid="0009a6d8" officeooo:paragraph-rsid="0009a6d8"/>
    </style:style>
    <style:style style:name="P3" style:family="paragraph" style:parent-style-name="Standard">
      <style:text-properties officeooo:rsid="000b371e" officeooo:paragraph-rsid="000b371e"/>
    </style:style>
    <style:style style:name="P4" style:family="paragraph" style:parent-style-name="Standard">
      <style:text-properties officeooo:rsid="000c8f38" officeooo:paragraph-rsid="000c8f38"/>
    </style:style>
    <style:style style:name="P5" style:family="paragraph" style:parent-style-name="Standard">
      <style:text-properties officeooo:rsid="000e181b" officeooo:paragraph-rsid="000e181b"/>
    </style:style>
    <style:style style:name="P6" style:family="paragraph" style:parent-style-name="Standard">
      <style:text-properties officeooo:rsid="000f34fe" officeooo:paragraph-rsid="000f34fe"/>
    </style:style>
    <style:style style:name="P7" style:family="paragraph" style:parent-style-name="Standard">
      <style:text-properties officeooo:rsid="0010e179" officeooo:paragraph-rsid="000f34fe"/>
    </style:style>
    <style:style style:name="P8" style:family="paragraph" style:parent-style-name="Standard">
      <style:text-properties officeooo:rsid="0013e344" officeooo:paragraph-rsid="0013e344"/>
    </style:style>
    <style:style style:name="P9" style:family="paragraph" style:parent-style-name="Standard">
      <style:text-properties officeooo:rsid="0015d8f2" officeooo:paragraph-rsid="0015d8f2"/>
    </style:style>
    <style:style style:name="P10" style:family="paragraph" style:parent-style-name="Standard">
      <style:text-properties officeooo:rsid="0018d020" officeooo:paragraph-rsid="0018d020"/>
    </style:style>
    <style:style style:name="P11" style:family="paragraph" style:parent-style-name="Standard">
      <style:text-properties officeooo:rsid="0017bd85" officeooo:paragraph-rsid="0017bd85"/>
    </style:style>
    <style:style style:name="P12" style:family="paragraph" style:parent-style-name="Standard">
      <style:text-properties officeooo:rsid="0019e452" officeooo:paragraph-rsid="0019e452"/>
    </style:style>
    <style:style style:name="P13" style:family="paragraph" style:parent-style-name="Standard">
      <style:text-properties officeooo:rsid="0019e452" officeooo:paragraph-rsid="001ae872"/>
    </style:style>
    <style:style style:name="P14" style:family="paragraph" style:parent-style-name="Standard">
      <style:text-properties officeooo:rsid="0019e452" officeooo:paragraph-rsid="001c1d5d"/>
    </style:style>
    <style:style style:name="P15" style:family="paragraph" style:parent-style-name="Standard">
      <style:text-properties officeooo:rsid="001c1d5d" officeooo:paragraph-rsid="001c1d5d"/>
    </style:style>
    <style:style style:name="P16" style:family="paragraph" style:parent-style-name="Standard">
      <style:text-properties officeooo:rsid="001dafee" officeooo:paragraph-rsid="001dafee"/>
    </style:style>
    <style:style style:name="P17" style:family="paragraph" style:parent-style-name="Standard">
      <style:text-properties officeooo:rsid="001ae872" officeooo:paragraph-rsid="001ae872"/>
    </style:style>
    <style:style style:name="P18" style:family="paragraph" style:parent-style-name="Standard">
      <style:text-properties officeooo:rsid="001ae872" officeooo:paragraph-rsid="001c1d5d"/>
    </style:style>
    <style:style style:name="P19" style:family="paragraph" style:parent-style-name="Standard">
      <style:text-properties officeooo:rsid="0022a770" officeooo:paragraph-rsid="0022a770"/>
    </style:style>
    <style:style style:name="P20" style:family="paragraph" style:parent-style-name="Standard">
      <style:text-properties officeooo:rsid="0023832a" officeooo:paragraph-rsid="0023832a"/>
    </style:style>
    <style:style style:name="P21" style:family="paragraph" style:parent-style-name="Standard">
      <style:text-properties officeooo:rsid="0024f1f7" officeooo:paragraph-rsid="0024f1f7"/>
    </style:style>
    <style:style style:name="P22" style:family="paragraph" style:parent-style-name="Standard">
      <style:text-properties officeooo:rsid="00276c89" officeooo:paragraph-rsid="00276c89"/>
    </style:style>
    <style:style style:name="P23" style:family="paragraph" style:parent-style-name="Standard">
      <style:text-properties officeooo:rsid="0028744f" officeooo:paragraph-rsid="0028744f"/>
    </style:style>
    <style:style style:name="P24" style:family="paragraph" style:parent-style-name="Standard">
      <style:text-properties officeooo:rsid="00294126" officeooo:paragraph-rsid="00294126"/>
    </style:style>
    <style:style style:name="P25" style:family="paragraph" style:parent-style-name="Standard">
      <style:text-properties officeooo:rsid="002ebbaf" officeooo:paragraph-rsid="002ebbaf"/>
    </style:style>
    <style:style style:name="P26" style:family="paragraph" style:parent-style-name="Standard">
      <style:text-properties officeooo:rsid="00308a6a" officeooo:paragraph-rsid="00308a6a"/>
    </style:style>
    <style:style style:name="P27" style:family="paragraph" style:parent-style-name="Standard">
      <style:text-properties officeooo:rsid="0031543e" officeooo:paragraph-rsid="0031543e"/>
    </style:style>
    <style:style style:name="P28" style:family="paragraph" style:parent-style-name="Standard">
      <style:text-properties officeooo:rsid="0031682e" officeooo:paragraph-rsid="0031682e"/>
    </style:style>
    <style:style style:name="P29" style:family="paragraph" style:parent-style-name="Standard">
      <style:text-properties fo:font-variant="normal" fo:text-transform="none" fo:color="#222222" loext:opacity="100%" style:font-name="Arial" fo:font-size="12pt" fo:letter-spacing="normal" fo:font-style="normal" fo:font-weight="normal" officeooo:rsid="0031682e" officeooo:paragraph-rsid="0031682e"/>
    </style:style>
    <style:style style:name="P30" style:family="paragraph" style:parent-style-name="Table_20_Contents">
      <style:text-properties officeooo:rsid="002b10df" officeooo:paragraph-rsid="002b10df"/>
    </style:style>
    <style:style style:name="P31" style:family="paragraph" style:parent-style-name="Table_20_Contents">
      <style:text-properties officeooo:rsid="002bac41" officeooo:paragraph-rsid="002bac41"/>
    </style:style>
    <style:style style:name="P32" style:family="paragraph" style:parent-style-name="Table_20_Contents">
      <style:text-properties officeooo:rsid="002c6b4f" officeooo:paragraph-rsid="002c6b4f"/>
    </style:style>
    <style:style style:name="P3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342986" officeooo:paragraph-rsid="00342986"/>
    </style:style>
    <style:style style:name="P3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35fa3b" officeooo:paragraph-rsid="0035fa3b"/>
    </style:style>
    <style:style style:name="P3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36903b" officeooo:paragraph-rsid="0036903b"/>
    </style:style>
    <style:style style:name="P3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3796b1" officeooo:paragraph-rsid="003796b1"/>
    </style:style>
    <style:style style:name="P3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3812c1" officeooo:paragraph-rsid="003812c1"/>
    </style:style>
    <style:style style:name="P3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3970a0" officeooo:paragraph-rsid="003796b1"/>
    </style:style>
    <style:style style:name="P3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3af2f4" officeooo:paragraph-rsid="003af2f4"/>
    </style:style>
    <style:style style:name="P4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3bf7b3" officeooo:paragraph-rsid="003bf7b3"/>
    </style:style>
    <style:style style:name="P4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3c84a5" officeooo:paragraph-rsid="003c84a5"/>
    </style:style>
    <style:style style:name="P4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411f5e" officeooo:paragraph-rsid="00411f5e"/>
    </style:style>
    <style:style style:name="P4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415b0b" officeooo:paragraph-rsid="00415b0b"/>
    </style:style>
    <style:style style:name="P4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428bbe" officeooo:paragraph-rsid="00428bbe"/>
    </style:style>
    <style:style style:name="P4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43fdb0" officeooo:paragraph-rsid="00428bbe"/>
    </style:style>
    <style:style style:name="P4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44e81f" officeooo:paragraph-rsid="0044e81f"/>
    </style:style>
    <style:style style:name="P4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469bea" officeooo:paragraph-rsid="00469bea"/>
    </style:style>
    <style:style style:name="P4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484feb" officeooo:paragraph-rsid="00484feb"/>
    </style:style>
    <style:style style:name="P4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4c45a1" officeooo:paragraph-rsid="004c45a1"/>
    </style:style>
    <style:style style:name="P5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4d81d4" officeooo:paragraph-rsid="004c45a1"/>
    </style:style>
    <style:style style:name="P5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4d81d4" officeooo:paragraph-rsid="004d81d4"/>
    </style:style>
    <style:style style:name="P5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4e962a" officeooo:paragraph-rsid="004e962a"/>
    </style:style>
    <style:style style:name="P5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505629" officeooo:paragraph-rsid="00505629"/>
    </style:style>
    <style:style style:name="P5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52dd2a" officeooo:paragraph-rsid="0052dd2a"/>
    </style:style>
    <style:style style:name="P5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5884d3" officeooo:paragraph-rsid="005884d3"/>
    </style:style>
    <style:style style:name="P5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5a2fec" officeooo:paragraph-rsid="005a2fec"/>
    </style:style>
    <style:style style:name="P5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5c22fb" officeooo:paragraph-rsid="005c22fb"/>
    </style:style>
    <style:style style:name="P5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5ffaa1" officeooo:paragraph-rsid="005ffaa1"/>
    </style:style>
    <style:style style:name="P5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60391e" officeooo:paragraph-rsid="0060391e"/>
    </style:style>
    <style:style style:name="P6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61f289" officeooo:paragraph-rsid="0061f289"/>
    </style:style>
    <style:style style:name="P6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64fef6" officeooo:paragraph-rsid="0064fef6"/>
    </style:style>
    <style:style style:name="P6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679d3e" officeooo:paragraph-rsid="00679d3e"/>
    </style:style>
    <style:style style:name="P6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normal" officeooo:rsid="0064fef6" officeooo:paragraph-rsid="0064fef6"/>
    </style:style>
    <style:style style:name="P6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 hne" fo:font-size="12pt" fo:letter-spacing="normal" fo:font-style="normal" fo:font-weight="normal" officeooo:rsid="0064fef6" officeooo:paragraph-rsid="0064fef6"/>
    </style:style>
    <style:style style:name="P6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 hne" fo:font-size="12pt" fo:letter-spacing="normal" fo:font-style="normal" fo:font-weight="normal" officeooo:rsid="0064fef6" officeooo:paragraph-rsid="006c8ed4"/>
    </style:style>
    <style:style style:name="P6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 hne" fo:font-size="12pt" fo:letter-spacing="normal" fo:font-style="normal" fo:font-weight="normal" officeooo:rsid="0064fef6" officeooo:paragraph-rsid="006db75f"/>
    </style:style>
    <style:style style:name="P6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 hne" fo:font-size="12pt" fo:letter-spacing="normal" fo:font-style="normal" fo:font-weight="normal" officeooo:rsid="0070078e" officeooo:paragraph-rsid="0070078e"/>
    </style:style>
    <style:style style:name="T1" style:family="text">
      <style:text-properties officeooo:rsid="00104fc5"/>
    </style:style>
    <style:style style:name="T2" style:family="text">
      <style:text-properties officeooo:rsid="0017bd85"/>
    </style:style>
    <style:style style:name="T3" style:family="text">
      <style:text-properties officeooo:rsid="0018d020"/>
    </style:style>
    <style:style style:name="T4" style:family="text">
      <style:text-properties officeooo:rsid="0030f561"/>
    </style:style>
    <style:style style:name="T5" style:family="text">
      <style:text-properties fo:color="#c9211e" loext:opacity="100%" officeooo:rsid="0031543e"/>
    </style:style>
    <style:style style:name="T6" style:family="text">
      <style:text-properties fo:color="#c9211e" loext:opacity="100%" officeooo:rsid="0030f561"/>
    </style:style>
    <style:style style:name="T7" style:family="text">
      <style:text-properties officeooo:rsid="00342986"/>
    </style:style>
    <style:style style:name="T8" style:family="text">
      <style:text-properties officeooo:rsid="00348c5d"/>
    </style:style>
    <style:style style:name="T9" style:family="text">
      <style:text-properties officeooo:rsid="0036903b"/>
    </style:style>
    <style:style style:name="T10" style:family="text">
      <style:text-properties officeooo:rsid="003812c1"/>
    </style:style>
    <style:style style:name="T11" style:family="text">
      <style:text-properties fo:background-color="#ffff00" loext:char-shading-value="0"/>
    </style:style>
    <style:style style:name="T12" style:family="text">
      <style:text-properties officeooo:rsid="003e7937" fo:background-color="#ffff00" loext:char-shading-value="0"/>
    </style:style>
    <style:style style:name="T13" style:family="text">
      <style:text-properties officeooo:rsid="003f3030" fo:background-color="#ffff00" loext:char-shading-value="0"/>
    </style:style>
    <style:style style:name="T14" style:family="text">
      <style:text-properties officeooo:rsid="00383e85"/>
    </style:style>
    <style:style style:name="T15" style:family="text">
      <style:text-properties officeooo:rsid="003e7937"/>
    </style:style>
    <style:style style:name="T16" style:family="text">
      <style:text-properties officeooo:rsid="0045bb86"/>
    </style:style>
    <style:style style:name="T17" style:family="text">
      <style:text-properties officeooo:rsid="00484feb"/>
    </style:style>
    <style:style style:name="T18" style:family="text">
      <style:text-properties officeooo:rsid="004be83d"/>
    </style:style>
    <style:style style:name="T19" style:family="text">
      <style:text-properties officeooo:rsid="0051d399"/>
    </style:style>
    <style:style style:name="T20" style:family="text">
      <style:text-properties officeooo:rsid="0052dd2a"/>
    </style:style>
    <style:style style:name="T21" style:family="text">
      <style:text-properties officeooo:rsid="00538e2c"/>
    </style:style>
    <style:style style:name="T22" style:family="text">
      <style:text-properties officeooo:rsid="005551d3"/>
    </style:style>
    <style:style style:name="T23" style:family="text">
      <style:text-properties officeooo:rsid="005a1a78"/>
    </style:style>
    <style:style style:name="T24" style:family="text">
      <style:text-properties officeooo:rsid="006c8ed4"/>
    </style:style>
    <style:style style:name="T25" style:family="text">
      <style:text-properties officeooo:rsid="006db75f"/>
    </style:style>
    <style:style style:name="T26" style:family="text">
      <style:text-properties officeooo:rsid="006ef630"/>
    </style:style>
    <style:style style:name="T27" style:family="text">
      <style:text-properties officeooo:rsid="006f2cd1"/>
    </style:style>
    <style:style style:name="T28" style:family="text">
      <style:text-properties officeooo:rsid="0070078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Eliot</text:p>
      <text:p text:style-name="P1">chauve </text:p>
      <text:p text:style-name="P1"><text:tab/><text:tab/><text:tab/>Sequenza 1 il successo della gastonomia italiana nel mondo </text:p>
      <text:p text:style-name="P1"/>
      <text:p text:style-name="P1"/>
      <text:p text:style-name="P2">Asse : indentita e scambi</text:p>
      <text:p text:style-name="P2"/>
      <text:p text:style-name="P2">Problematica : in che modo la gastronomia veicola l’indentita italiana nel mondo </text:p>
      <text:p text:style-name="P2"/>
      <text:p text:style-name="P2"/>
      <text:p text:style-name="P3">il tipo di documento e una publicita per vendere i prodotti italiani all’internazione </text:p>
      <text:p text:style-name="P3"/>
      <text:p text:style-name="P4">dottare contro contraffazione / difendere il cibo autentico italiano </text:p>
      <text:p text:style-name="P4">si vedomo i prodotti enblematici dell’i ed è fatto in lingua inglese </text:p>
      <text:p text:style-name="P4"/>
      <text:p text:style-name="P4">l’olio di oliva </text:p>
      <text:p text:style-name="P4">il fromaggio </text:p>
      <text:p text:style-name="P4">pasta </text:p>
      <text:p text:style-name="P4">farina </text:p>
      <text:p text:style-name="P4">il carne </text:p>
      <text:p text:style-name="P4"/>
      <text:p text:style-name="P5">i produttori italian </text:p>
      <text:p text:style-name="P5">i consumontari </text:p>
      <text:p text:style-name="P5"/>
      <text:p text:style-name="P5"/>
      <text:p text:style-name="P5">l’atmosfer e trenquillita, la serenita </text:p>
      <text:p text:style-name="P5"/>
      <text:p text:style-name="P6">le girondif </text:p>
      <text:p text:style-name="P6">- are – ando</text:p>
      <text:p text:style-name="P6">- ere Ire → endo</text:p>
      <text:p text:style-name="P6">les irréguliers </text:p>
      <text:p text:style-name="P6">- bere : bevendo</text:p>
      <text:p text:style-name="P6">dire : <text:span text:style-name="T1">decere </text:span></text:p>
      <text:p text:style-name="P7"/>
      <text:p text:style-name="P7"/>
      <text:p text:style-name="P8">la piramide della dieta mediterana </text:p>
      <text:p text:style-name="P8"/>
      <text:p text:style-name="P8">alla base delldei dieta mediterania c’è il consumo giornaliero di futta, verdura, pasta, o riso </text:p>
      <text:p text:style-name="P8">invece la carne <text:s/>i dolci <text:s/>devono essere mangiati una due volte alla settimana infine i prodoti</text:p>
      <text:p text:style-name="P8">sono lo calie di stagioe (la stagionalita) </text:p>
      <text:p text:style-name="P8"/>
      <text:p text:style-name="P9">i connettori : </text:p>
      <text:p text:style-name="P9">Per prima cosa</text:p>
      <text:p text:style-name="P9">Innanzitutto</text:p>
      <text:p text:style-name="P9">dapprima </text:p>
      <text:p text:style-name="P9">per cominciare </text:p>
      <text:p text:style-name="P9">prima</text:p>
      <text:p text:style-name="P9">in un primo tempo</text:p>
      <text:p text:style-name="P9">in piu</text:p>
      <text:p text:style-name="P9">inoltre</text:p>
      <text:p text:style-name="P9">di conseguenza </text:p>
      <text:p text:style-name="P9"><text:soft-page-break/>per finire </text:p>
      <text:p text:style-name="P9">infine</text:p>
      <text:p text:style-name="P9">insomma </text:p>
      <text:p text:style-name="P9">per viassumere </text:p>
      <text:p text:style-name="P9">dunque </text:p>
      <text:p text:style-name="P9">per esempio</text:p>
      <text:p text:style-name="P9"/>
      <text:p text:style-name="P9">- <text:span text:style-name="T2">mangiare troppa carne moce alla salute e donneggi l’ambiente</text:span></text:p>
      <text:p text:style-name="P9">- <text:span text:style-name="T2">Produrre carne consuma molta acqua e partecipa alla deforestation</text:span></text:p>
      <text:p text:style-name="P9">- <text:span text:style-name="T3">l’allevamento industriale mon rispetta il benessere (=/ malessere)</text:span></text:p>
      <text:p text:style-name="P10">degli animali e lor vengono uccisi dopo pochi mesi </text:p>
      <text:p text:style-name="P10">- gli allevamenti sono responsabil del 13% dei gas serra</text:p>
      <text:p text:style-name="P10">- quali son i cosigli per limitare l’impatto del consumo di carne sull l’ambiente ?</text:p>
      <text:p text:style-name="P10">Bisogna essere attenti all’origine della care </text:p>
      <text:p text:style-name="P11"/>
      <text:p text:style-name="P12">1) Penso che la gente mangi troppa carne</text:p>
      <text:p text:style-name="P12">2) è importante che limitiamo il msto impatto sul pianeta</text:p>
      <text:p text:style-name="P12">3) vogliono che la gente consomi dei prodotti locale</text:p>
      <text:p text:style-name="P12">4) mi sembra che quenta campagne sia efficace</text:p>
      <text:p text:style-name="P12">5) Penso che gli animali megli allevamenti industriali abbiamo una vito troppo breve</text:p>
      <text:p text:style-name="P12">6) Bisogna che cambiate la voste abitudini di consumo prima che sia troppo tardi </text:p>
      <text:p text:style-name="P13">7) Penso che la dieta mediterania presenti molti vantagi</text:p>
      <text:p text:style-name="P13"/>
      <text:p text:style-name="P17">Documento 4 : ‘’ lo street artist cibo </text:p>
      <text:p text:style-name="P18">1. Guarda segna le informazioni che capisci</text:p>
      <text:p text:style-name="P14"/>
      <text:p text:style-name="P15">decina la verdura sul i insulti </text:p>
      <text:p text:style-name="P15">par fare passer un messagio </text:p>
      <text:p text:style-name="P15">cambiate i ras</text:p>
      <text:p text:style-name="P15">è un artista di street art il nome d’arte è cibo ha 36 anni </text:p>
      <text:p text:style-name="P15">la tradizione gastronomica/coulinaria italiana </text:p>
      <text:p text:style-name="P15">dipinge sopra gli insulti </text:p>
      <text:p text:style-name="P15"/>
      <text:p text:style-name="P16">lottare conttro il faccismo, il nazismo. E un antifascista </text:p>
      <text:p text:style-name="P16"/>
      <text:p text:style-name="P16">la svastica </text:p>
      <text:p text:style-name="P16">la croce celtca </text:p>
      <text:p text:style-name="P16"/>
      <text:p text:style-name="P19">inpegnarsi</text:p>
      <text:p text:style-name="P19">impegnato </text:p>
      <text:p text:style-name="P19">dipingere : dessiner</text:p>
      <text:p text:style-name="P19">le abitudini : les abitude </text:p>
      <text:p text:style-name="P19">la mentalita : la mentalité</text:p>
      <text:p text:style-name="P19">l’ugualianZa</text:p>
      <text:p text:style-name="P19"/>
      <text:p text:style-name="P20">13 million </text:p>
      <text:p text:style-name="P20"/>
      <text:p text:style-name="P21">food for soul </text:p>
      <text:p text:style-name="P21">massimo bottura </text:p>
      <text:p text:style-name="P21">4000 personna </text:p>
      <text:p text:style-name="P21"/>
      <text:p text:style-name="P21"/>
      <text:p text:style-name="P21"><text:soft-page-break/></text:p>
      <text:p text:style-name="P21"/>
      <text:p text:style-name="P22">La forme de l’article de journal ou de blog </text:p>
      <text:p text:style-name="P23">titre : doit tre simple</text:p>
      <text:p text:style-name="P23">un chapeau ou attaque : doit résumer en quelques phrases le contenu de l’article </text:p>
      <text:p text:style-name="P23">une signature </text:p>
      <text:p text:style-name="P23"/>
      <text:p text:style-name="P24">La forme du discors </text:p>
      <text:p text:style-name="P24"/>
      <text:p text:style-name="P24">- on va à la ligne</text:p>
      <text:p text:style-name="P24">une formule de salutation : grazie per l’attenzione / per l’ascolto </text:p>
      <text:p text:style-name="P24"/>
      <text:p text:style-name="P24"/>
      <text:p text:style-name="P24">autocorrection :</text:p>
      <text:p text:style-name="P24"/>
      <table:table table:name="Table1" table:style-name="Table1">
        <table:table-column table:style-name="Table1.A" table:number-columns-repeated="3"/>
        <table:table-row table:style-name="TableLine93866730120912">
          <table:table-cell table:style-name="Table1.A1" office:value-type="string">
            <text:p text:style-name="P30">Vocabulaire / orthographe </text:p>
          </table:table-cell>
          <table:table-cell table:style-name="Table1.A1" office:value-type="string">
            <text:p text:style-name="P30">Conjugaison </text:p>
          </table:table-cell>
          <table:table-cell table:style-name="Table1.C1" office:value-type="string">
            <text:p text:style-name="P30">Grammaire </text:p>
          </table:table-cell>
        </table:table-row>
        <table:table-row table:style-name="TableLine93866730632624">
          <table:table-cell table:style-name="Table1.A2" office:value-type="string">
            <text:p text:style-name="P31">Tutto</text:p>
            <text:p text:style-name="P31">beno</text:p>
            <text:p text:style-name="P31">per esampia</text:p>
          </table:table-cell>
          <table:table-cell table:style-name="Table1.A2" office:value-type="string">
            <text:p text:style-name="P32">Coltiviano </text:p>
          </table:table-cell>
          <table:table-cell table:style-name="Table1.C2" office:value-type="string">
            <text:p text:style-name="P31">Puiriel arccord </text:p>
            <text:p text:style-name="P31">megliora gastronomia </text:p>
            <text:p text:style-name="P31"/>
            <text:p text:style-name="P32">accent tonique </text:p>
            <text:p text:style-name="P32">specialita </text:p>
          </table:table-cell>
        </table:table-row>
      </table:table>
      <text:p text:style-name="P24"/>
      <text:p text:style-name="P24"/>
      <text:p text:style-name="P25">Sequenza 2 : l’italia è bella perché è varia </text:p>
      <text:p text:style-name="P25"/>
      <text:p text:style-name="P25">Asse : diversita e inconclusion </text:p>
      <text:p text:style-name="P25"/>
      <text:p text:style-name="P25">Problematica : L’itlia né un paese sempre ospitale </text:p>
      <text:p text:style-name="P25"/>
      <text:p text:style-name="P25"/>
      <text:p text:style-name="P26">multi generatione </text:p>
      <text:p text:style-name="P26">paolucci </text:p>
      <text:p text:style-name="P26"/>
      <text:p text:style-name="P26">- une nostra / un’esposiziane </text:p>
      <text:p text:style-name="P26">→ sulle nuove generazioni </text:p>
      <text:p text:style-name="P26">→ sull’Italia <text:span text:style-name="T5">multietnica plusieur origine </text:span></text:p>
      <text:p text:style-name="P26">→ <text:span text:style-name="T4">sui giovani mati in It o all estero ( = i figli di</text:span><text:span text:style-name="T6"> stramieri </text:span><text:span text:style-name="T5">l’étranger</text:span><text:span text:style-name="T6">)</text:span><text:span text:style-name="T4"> = 1 milione e mezzo </text:span></text:p>
      <text:p text:style-name="P26"/>
      <text:p text:style-name="P27">Hanno allestito questa mosta :</text:p>
      <text:p text:style-name="P27">→ dare voce ai figli di immgrat </text:p>
      <text:p text:style-name="P27">→ aprire un dialogo</text:p>
      <text:p text:style-name="P27">→ perché l’italiana è combiato / o sta cambiando </text:p>
      <text:p text:style-name="P27">- la nostra racconta l’esperienza di questo giovani noti in italia o arrivati da piccoli. Ci sono he loro testimonianze (témoignage) panlano della loro esperenza in familia , a scuola nel mondo del lavoro.</text:p>
      <text:p text:style-name="P27"/>
      <text:p text:style-name="P28">Il primo documento è sul le statistiche delle MIGRANTI nel 2017 – 2018</text:p>
      <text:p text:style-name="P28">nel 2017 119.369 stramieri arrivi via marre mentre nel 2018 23.371 <text:s/></text:p>
      <text:p text:style-name="P29">72% dei migranti sono i uomini 18% sono min<text:span text:style-name="T7">o</text:span>ri e 10% <text:span text:style-name="T7">Done</text:span></text:p>
      <text:p text:style-name="P33">l’objectivo è di accogliere, proteggere e promovere integrare i migranti e i rifugiati </text:p>
      <text:p text:style-name="P33">- <text:span text:style-name="T8">lo stato </text:span></text:p>
      <text:p text:style-name="P33">- <text:span text:style-name="T8">la gente</text:span></text:p>
      <text:p text:style-name="P33"><text:soft-page-break/></text:p>
      <text:p text:style-name="P33"/>
      <text:p text:style-name="P34">l’isola di lampedusa </text:p>
      <text:p text:style-name="P34">- in mezzo al mar mediterraneo</text:p>
      <text:p text:style-name="P34">- tra le coste tunisine e la sicilia</text:p>
      <text:p text:style-name="P34">- <text:span text:style-name="T9">E la parte piu a sud dell’Italia</text:span></text:p>
      <text:p text:style-name="P34">- <text:span text:style-name="T9">la scultura di Mimmo Palladino</text:span></text:p>
      <text:p text:style-name="P34">‘’<text:span text:style-name="T9">la porta d’Europa”</text:span></text:p>
      <text:p text:style-name="P35">Notiamo che è una porta aperta di fronte al mare</text:p>
      <text:p text:style-name="P35"/>
      <text:p text:style-name="P35">Vocabolario :</text:p>
      <text:p text:style-name="P35">le carrette = les charette / il barcone (una barca grande)=l’imbarcazione / migliaia = des milliers /scomparire (p.p scomparso) =/+ apparire </text:p>
      <text:p text:style-name="P35"/>
      <text:p text:style-name="P36"/>
      <text:p text:style-name="P36">1)Perché è collocata a sud dell’isola di lampedusa ?</text:p>
      <text:p text:style-name="P36">È stata collocata a sud dell’isola perche<text:span text:style-name="T11"> si affaccia</text:span> verso la libia e perché i migranti partono dall’africa</text:p>
      <text:p text:style-name="P36"><text:s/></text:p>
      <text:p text:style-name="P36">2)Che cosa si trova vicino alla porta ?</text:p>
      <text:p text:style-name="P36">Vicino si trova il cimitero <text:span text:style-name="T11">delle barche (= le carrette del mare)</text:span> s<text:span text:style-name="T10">sequestrate della polizia </text:span></text:p>
      <text:p text:style-name="P36"><text:s text:c="2"/></text:p>
      <text:p text:style-name="P36">3)Che cosa ha voluto simboleggiare l’artista con questo “monumento”</text:p>
      <text:p text:style-name="P37">la porta è stata edificata in memoria dei migranti morti ein mare mentre speravamo (sperare / la <text:span text:style-name="T11">speranza</text:span>) di raggiungere l’Europa per avere una vita migliore. È stata coscostuinta affiché le generazioni future <text:span text:style-name="T11">si ricordiamo</text:span> le trapedie avvenute in mare </text:p>
      <text:p text:style-name="P36"/>
      <text:p text:style-name="P36">La porta è stata instalata nel 2008</text:p>
      <text:p text:style-name="P36">- <text:span text:style-name="T14">simbolo di :</text:span></text:p>
      <text:p text:style-name="P36">- <text:span text:style-name="T14">accoglienza</text:span></text:p>
      <text:p text:style-name="P36">- <text:span text:style-name="T14">unamita</text:span></text:p>
      <text:p text:style-name="P36">- <text:span text:style-name="T14">giustizi</text:span></text:p>
      <text:p text:style-name="P36"/>
      <text:p text:style-name="P38"/>
      <text:p text:style-name="P39">Per quali motivi la gente lascia il proprio paese ?</text:p>
      <text:p text:style-name="P39">- Per avere una megliora vita </text:p>
      <text:p text:style-name="P40">- il pericolo </text:p>
      <text:p text:style-name="P40">- <text:span text:style-name="T15">fuggire della </text:span>guerra </text:p>
      <text:p text:style-name="P40">- le dure conditione della vita </text:p>
      <text:p text:style-name="P40">- per lavorare / per motivi e conomici <text:span text:style-name="T15">(= la </text:span><text:span text:style-name="T12">poverta</text:span><text:span text:style-name="T15">)</text:span></text:p>
      <text:p text:style-name="P40">- per raggiugere la famiglia </text:p>
      <text:p text:style-name="P40">- per realizzare il proprio sogno</text:p>
      <text:p text:style-name="P40">- per fuggire da un <text:span text:style-name="T11">regim</text:span><text:span text:style-name="T13">e</text:span><text:span text:style-name="T11"> politico</text:span> (= la <text:span text:style-name="T11">dittatura</text:span>)</text:p>
      <text:p text:style-name="P40">- <text:span text:style-name="T11">a causa </text:span>del riscaldamento climatico / (la catastrofe naturale)</text:p>
      <text:p text:style-name="P41">- per scoprire nuove culture..</text:p>
      <text:p text:style-name="P41">- per studiare</text:p>
      <text:p text:style-name="P41"/>
      <text:p text:style-name="P42">C. O : cittodiamZa italiano</text:p>
      <text:p text:style-name="P42">Guarda e scrive le informazioni che capisci </text:p>
      <text:p text:style-name="P42"/>
      <text:p text:style-name="P42">il tema : diritto di citadinaza</text:p>
      <text:p text:style-name="P42">chi : giovani mati o cresciuti in Italia senza la cittadinanza it </text:p>
      <text:p text:style-name="P43"><text:soft-page-break/>- sono la seconda generazione dimmigrati </text:p>
      <text:p text:style-name="P43">- più di un milione</text:p>
      <text:p text:style-name="P43"/>
      <text:p text:style-name="P43">le consequenze sulla loro vita </text:p>
      <text:p text:style-name="P43"/>
      <text:p text:style-name="P44">come fare </text:p>
      <text:p text:style-name="P45"/>
      <text:p text:style-name="P45"/>
      <text:p text:style-name="P46">→ Il nuovo volto dell’italia 1 milione “di nuovi italiani”</text:p>
      <text:p text:style-name="P46">→ i figli dei migranti </text:p>
      <text:p text:style-name="P46">→ il dinitto di cittadianza </text:p>
      <text:p text:style-name="P46">→ il razzizmo allo stadio</text:p>
      <text:p text:style-name="P46">→ fratelli d’Italia </text:p>
      <text:p text:style-name="P46">→ la porta d’Europa → simboleggio l’accglienza</text:p>
      <text:p text:style-name="P46">→ <text:span text:style-name="T16">la storia di Mohamed</text:span></text:p>
      <text:p text:style-name="P46"/>
      <text:p text:style-name="P47">Acquaformosa:</text:p>
      <text:p text:style-name="P47">- in Calabria</text:p>
      <text:p text:style-name="P47">- un bargo</text:p>
      <text:p text:style-name="P47">- </text:p>
      <text:p text:style-name="P47">Perché è un luogo spéciale:</text:p>
      <text:p text:style-name="P47">- una lunga tradizione di accoglienza</text:p>
      <text:p text:style-name="P47">- “Qui nessuno è stramiero” = una citta aperta e tollerante</text:p>
      <text:p text:style-name="P47">- <text:span text:style-name="T17">è un modello di integrazione riuscita</text:span></text:p>
      <text:p text:style-name="P47"/>
      <text:p text:style-name="P48">I benefici dell’accoglienza dei migranti </text:p>
      <text:p text:style-name="P48">- evitare lo spopolamento e l’invecchiamento</text:p>
      <text:p text:style-name="P48">- evitare il declimo economico</text:p>
      <text:p text:style-name="P48">- la scuola è rimasta aperto</text:p>
      <text:p text:style-name="P48"/>
      <text:p text:style-name="P48">→ il paese ha recuperato forza e vitalita <text:span text:style-name="T18">g</text:span></text:p>
      <text:p text:style-name="P48"/>
      <text:p text:style-name="P48"/>
      <text:p text:style-name="P48"/>
      <text:p text:style-name="P49">La lotta alle mafie : tra memoria e azioni quotidiane </text:p>
      <text:p text:style-name="P49">- ASSE : Territorio e memoria</text:p>
      <text:p text:style-name="P49">- PROBLEMATICA : come la societa italiana omaggia gli eroi dell’antimafia e continua la lotta ?</text:p>
      <text:p text:style-name="P50"/>
      <text:p text:style-name="P50"/>
      <text:p text:style-name="P50">- un giudice / un magistrato</text:p>
      <text:p text:style-name="P50">- giovanni Falcone</text:p>
      <text:p text:style-name="P51">- Pablo Borsellino</text:p>
      <text:p text:style-name="P51">1992</text:p>
      <text:p text:style-name="P51">- un simbolo di giustizia</text:p>
      <text:p text:style-name="P51">- un eroe / due eroi</text:p>
      <text:p text:style-name="P51">- <text:span text:style-name="T20">un bomba / esplodere</text:span></text:p>
      <text:p text:style-name="P51">- <text:span text:style-name="T22">500k di dinamite</text:span></text:p>
      <text:p text:style-name="P51"/>
      <text:p text:style-name="P51"/>
      <text:p text:style-name="P52">a) prendi appunti sulla sua vita</text:p>
      <text:p text:style-name="P52">b) come ha cambiato la societa italiana ?</text:p>
      <text:p text:style-name="P52"><text:soft-page-break/></text:p>
      <text:p text:style-name="P53">- Ha cambiato le mentalita </text:p>
      <text:p text:style-name="P53">- <text:span text:style-name="T19">L</text:span>a societa si è svegliata e si è organizzata per lottare contre la maglia</text:p>
      <text:p text:style-name="P53"/>
      <text:p text:style-name="P54">Giovani Falcon è natto al sicillia <text:span text:style-name="T21">è un giudice </text:span></text:p>
      <text:p text:style-name="P54"/>
      <text:p text:style-name="P54">la mafia fa<text:span text:style-name="T22">tto</text:span> esplodere un <text:span text:style-name="T22">bomba di 500k di dinamite</text:span> </text:p>
      <text:p text:style-name="P53"/>
      <text:p text:style-name="P53"/>
      <text:p text:style-name="P55">IL Maxiprocesso </text:p>
      <text:p text:style-name="P55">E’ stato il primo processo organizzato contro la mafia. E’stato possibile grazie alle inchieste (un’inchiesta) dei giudici Falcon e Borsellino e del pool antimafia, Piu di 400 mafiosi sono stati arrestati e processati. Per la prima volta lo Stato italiano è stato capace di condannare la mafia. Falcon è riuscito a ottenere la testimnianza di alcuni ex mafiosi (i pentiti) che hanno spiegato ilfunzioamento di cosa nostra. <text:span text:style-name="T23">Les attivita illegali della mafia sono principalement: il traffico di stupefacienti (la droga), l’estorsione, la prostituzione…</text:span></text:p>
      <text:p text:style-name="P55"/>
      <text:p text:style-name="P55"/>
      <text:p text:style-name="P55"/>
      <text:p text:style-name="P56">Intervista a Falcone </text:p>
      <text:p text:style-name="P56">Le conseguenze del suo impegno contro la mafia :</text:p>
      <text:p text:style-name="P56"/>
      <text:p text:style-name="P56">- viveva sotto scorta 24 ore su 24</text:p>
      <text:p text:style-name="P56">- quando si spotava le strade erano sgomberate e un elicottero lo seguiva</text:p>
      <text:p text:style-name="P56">- non poteva assaporare i piccoli piaceri della vita quotidiana</text:p>
      <text:p text:style-name="P56">- lavorava 16 ore al giorno in un piccolo ufficio blindato</text:p>
      <text:p text:style-name="P56">→ viveva come se fosse in carcere </text:p>
      <text:p text:style-name="P56"/>
      <text:p text:style-name="P56">Definizione del coraggio :</text:p>
      <text:p text:style-name="P56">spere convivere la propria paura senza lasciarsi condizionare dalla paura le espressioni del suo viso :</text:p>
      <text:p text:style-name="P57">si leggono la tristezza, la rassegnazione, la malinconia, la speranza. Lui ha un sorriso sforzato che traduce la paura (il timore = la crainte)</text:p>
      <text:p text:style-name="P57"/>
      <text:p text:style-name="P57"/>
      <text:p text:style-name="P58">prende in prestito molte parole dall’inglese </text:p>
      <text:p text:style-name="P58">oppure le fonde con l’intaliano </text:p>
      <text:p text:style-name="P58"/>
      <text:p text:style-name="P58">si basa su parole dialettali </text:p>
      <text:p text:style-name="P58">si basa su un italiano colloquiale </text:p>
      <text:p text:style-name="P58">si basa su parole dei media e dei social </text:p>
      <text:p text:style-name="P58">Alcune di queste parole hanno vita breve e frasi hanno vita breve, altre invece possono entrare nal vocabolario </text:p>
      <text:p text:style-name="P58"/>
      <text:p text:style-name="P58"/>
      <text:p text:style-name="P59">Come butta = come stai </text:p>
      <text:p text:style-name="P59">raga = ragazzi</text:p>
      <text:p text:style-name="P59">Beccarsi = incontrarsi </text:p>
      <text:p text:style-name="P59">vai tra / tranqui / tranqua = va tranquillo </text:p>
      <text:p text:style-name="P59">scialla = stai calmo</text:p>
      <text:p text:style-name="P59">non avere sbatti = non avere voglia di fare qualcosa </text:p>
      <text:p text:style-name="P59">l’abbicco = sonnolenza </text:p>
      <text:p text:style-name="P59"><text:soft-page-break/>palloso = noioso </text:p>
      <text:p text:style-name="P59">scroccare farsi offrire quelcosa dagli altri senza pagare </text:p>
      <text:p text:style-name="P59">cannare = sbagliare</text:p>
      <text:p text:style-name="P59">sclerare = arrabbiarsi</text:p>
      <text:p text:style-name="P59">Sfiga = sfortuna </text:p>
      <text:p text:style-name="P59">sfigato = sfortuno </text:p>
      <text:p text:style-name="P59">sgamare = scoprire quelcuno che fa qualcosa di nascosto </text:p>
      <text:p text:style-name="P59">lovvare = amare</text:p>
      <text:p text:style-name="P59">bidonare = non presentarsi a un appuntamento </text:p>
      <text:p text:style-name="P60">friendzonare = considerare qcn solo come amico </text:p>
      <text:p text:style-name="P60">tirarsla = avere un atteggiamento snob </text:p>
      <text:p text:style-name="P60">spaccare = avere successo </text:p>
      <text:p text:style-name="P60">gasato = esaltato </text:p>
      <text:p text:style-name="P60">ganzo = scaltro </text:p>
      <text:p text:style-name="P59"/>
      <text:p text:style-name="P59"/>
      <text:p text:style-name="P59"/>
      <text:p text:style-name="P59"/>
      <text:p text:style-name="P59"/>
      <text:p text:style-name="P61">Scena del film ‘’i cento passi’’ di marco tullio Giordana, 200</text:p>
      <text:p text:style-name="P61"><text:tab/>vocabolario : accorgersi = redersi conto </text:p>
      <text:p text:style-name="P61"/>
      <text:p text:style-name="P62">vuole dimostrare che tutti vivmo accanto allla mafia. Di conseguenza, la gente si è abituata alla sua presenza come se fosse una realta normale anche se deve subire le leggie dei mafiosi. Denumica la legge del silenzio e la passivita della gente che soffre. Tacere significa consentire (approuver). Voleva che i giovani si ribellassero </text:p>
      <text:p text:style-name="P61"/>
      <text:p text:style-name="P63"/>
      <text:p text:style-name="P64">Falcone e Impastato sono stati uccisi dalla mafia perché loro combattono contro di essa e perché erano un pericolo per gli interessi della mafia. Falcone era un magistrato che indagava sulla mafia e ha fatto condannare molti mafiosi, mentre Impastato era un giornalista e attivista che parlava contro la mafia e aiutava le persone che erano state vittime di questa organizzazione criminale. Entrambi hanno pagato con la vita per il loro lavoro contro la mafia.</text:p>
      <text:p text:style-name="P64"/>
      <text:p text:style-name="P64">- <text:span text:style-name="T24">vendetta </text:span></text:p>
      <text:p text:style-name="P65">- <text:span text:style-name="T24">il pericolo</text:span></text:p>
      <text:p text:style-name="P66">- <text:span text:style-name="T24">per un simbolo</text:span></text:p>
      <text:p text:style-name="P66"/>
      <text:p text:style-name="P66"><text:span text:style-name="T25">Marta Cimino è una palermitana. Lei ha avuto l’idea di scrivere dei messaggi contro a mafia sui leszuoli e di appenderli ai balconi. Lei ha fondato il comitato dei lezuoli. Tutta la città si è recata ai funerali di Falcone, le strade e le piazze erano affollate. La gente ear silenziosa e arrabbiata. Tutti erano tristi e regnava un’atmosfera di dolore. </text:span><text:span text:style-name="T26">La gente voleva rendere omaggio al sacrificio del giudice, espremere il rifiuto <text:s/>della mafia, mostrare che non aveva paura. i lenzuoli sono il simbolo di una parola liberata, del desiderio di giustizia e del risveglio delle coscienze.</text:span></text:p>
      <text:p text:style-name="P66">‘’<text:span text:style-name="T27">Non li hanno uccisi: Le loro idee camminano sulle nostre gambe’’ </text:span><text:span text:style-name="T28">il comitato dei </text:span></text:p>
      <text:p text:style-name="P66"/>
      <text:p text:style-name="P67"><text:soft-page-break/>Questa frase significa che le loro idee di giustizia sono sopratvvissute ai giudici e la lotta continua nonostante la loro mort. I palermitani condividono i valori e la lotta dei giudici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sans-serif"/>
    <style:font-face style:name="Lohit Hindi1" svg:font-family="'Lohit Hind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7.0.4.2$Linux_X86_64 LibreOffice_project/00$Build-2</meta:generator>
    <dc:date>2023-01-30T15:10:41.999370013</dc:date>
    <meta:editing-duration>P1DT4H29M41S</meta:editing-duration>
    <meta:editing-cycles>63</meta:editing-cycles>
    <meta:document-statistic meta:table-count="1" meta:image-count="0" meta:object-count="0" meta:page-count="8" meta:paragraph-count="244" meta:word-count="1820" meta:character-count="10712" meta:non-whitespace-character-count="8996"/>
  </office:meta>
</office:document-meta>
</file>